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2.75cm" fo:min-width="6.5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.458cm" fo:min-width="0.208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svg:stroke-color="#000000" draw:marker-start="Arrow" draw:marker-end="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2.75cm" fo:min-width="2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2.75cm" fo:min-width="6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 fo:min-height="1.938cm" fo:min-width="5.001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style-name="gr1" draw:text-style-name="P2" draw:layer="layout" svg:width="7cm" svg:height="3cm" svg:x="2.3cm" svg:y="10.8cm">
          <text:p text:style-name="P1">ESP8266</text:p>
          <text:p text:style-name="P1">Arduino Sketc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5.5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.7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7.9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9.1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8cm" svg:y1="6.8cm" svg:x2="10.3cm" svg:y2="6.8cm">
          <text:p/>
        </draw:line>
        <draw:line draw:style-name="gr3" draw:text-style-name="P3" draw:layer="layout" svg:x1="4.8cm" svg:y1="5.8cm" svg:x2="4.8cm" svg:y2="6.8cm">
          <text:p/>
        </draw:line>
        <draw:line draw:style-name="gr3" draw:text-style-name="P3" draw:layer="layout" svg:x1="6cm" svg:y1="5.8cm" svg:x2="6cm" svg:y2="6.8cm">
          <text:p/>
        </draw:line>
        <draw:line draw:style-name="gr3" draw:text-style-name="P3" draw:layer="layout" svg:x1="7.2cm" svg:y1="5.8cm" svg:x2="7.2cm" svg:y2="6.8cm">
          <text:p/>
        </draw:line>
        <draw:line draw:style-name="gr3" draw:text-style-name="P3" draw:layer="layout" svg:x1="8.4cm" svg:y1="5.8cm" svg:x2="8.4cm" svg:y2="6.8cm">
          <text:p/>
        </draw:line>
        <draw:line draw:style-name="gr3" draw:text-style-name="P3" draw:layer="layout" svg:x1="9.6cm" svg:y1="5.8cm" svg:x2="9.6cm" svg:y2="6.8cm">
          <text:p/>
        </draw:line>
        <draw:line draw:style-name="gr4" draw:text-style-name="P3" draw:layer="layout" svg:x1="2.8cm" svg:y1="10.8cm" svg:x2="2.8cm" svg:y2="6.8cm">
          <text:p/>
        </draw:line>
        <draw:frame draw:style-name="gr5" draw:text-style-name="P4" draw:layer="layout" svg:width="7.356cm" svg:height="1.657cm" svg:x="3.8cm" svg:y="7.3cm">
          <draw:text-box>
            <text:p>MAX31820 Temperature</text:p>
            <text:p>Sensors on a 1-wire bus</text:p>
          </draw:text-box>
        </draw:frame>
        <draw:custom-shape draw:style-name="gr6" draw:text-style-name="P2" draw:layer="layout" svg:width="2.5cm" svg:height="3cm" svg:x="12.3cm" svg:y="10.8cm">
          <text:p text:style-name="P1">WiFi</text:p>
          <text:p text:style-name="P1">Hotspo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5cm" svg:height="3cm" svg:x="18.3cm" svg:y="10.8cm">
          <text:p text:style-name="P1">Server’s</text:p>
          <text:p text:style-name="P1">PHP Web Servic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cm" svg:height="3.5cm" svg:x="19.1cm" svg:y="16.7cm">
          <text:p text:style-name="P1">MySQL</text:p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3" draw:layer="layout" svg:x1="9.3cm" svg:y1="12.3cm" svg:x2="12.3cm" svg:y2="12.3cm">
          <text:p/>
        </draw:line>
        <draw:line draw:style-name="gr9" draw:text-style-name="P3" draw:layer="layout" svg:x1="14.8cm" svg:y1="12.3cm" svg:x2="18.3cm" svg:y2="12.3cm">
          <text:p/>
        </draw:line>
        <draw:line draw:style-name="gr9" draw:text-style-name="P3" draw:layer="layout" svg:x1="21.8cm" svg:y1="13.8cm" svg:x2="21.8cm" svg:y2="16.8cm">
          <text:p/>
        </draw:line>
        <draw:frame draw:style-name="gr5" draw:text-style-name="P4" draw:layer="layout" svg:width="2.585cm" svg:height="0.954cm" svg:x="9.6cm" svg:y="12.6cm">
          <draw:text-box>
            <text:p>HTTPS</text:p>
          </draw:text-box>
        </draw:frame>
        <draw:frame draw:style-name="gr5" draw:text-style-name="P4" draw:layer="layout" svg:width="2.585cm" svg:height="0.954cm" svg:x="15.2cm" svg:y="12.6cm">
          <draw:text-box>
            <text:p>HTTPS</text:p>
          </draw:text-box>
        </draw:frame>
        <draw:frame presentation:style-name="pr1" draw:layer="layout" svg:width="25.199cm" svg:height="3.506cm" svg:x="1.4cm" svg:y="0.837cm" presentation:class="title">
          <draw:text-box>
            <text:p>Well Temperature Dataflow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4M41S</meta:editing-duration>
    <meta:editing-cycles>3</meta:editing-cycles>
    <meta:generator>LibreOffice/5.3.6.1$Windows_X86_64 LibreOffice_project/686f202eff87ef707079aeb7f485847613344eb7</meta:generator>
    <dc:date>2017-11-05T16:10:39.842000000</dc:date>
    <meta:document-statistic meta:object-count="46"/>
  </office:meta>
</office:document-meta>
</file>